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color="#800000" style:font-name="FreeSans" fo:font-size="12pt" officeooo:rsid="002a85bc" officeooo:paragraph-rsid="0019a030" style:font-size-asian="12pt" style:font-size-complex="12pt"/>
    </style:style>
    <style:style style:name="P2" style:family="paragraph" style:parent-style-name="Text_20_body">
      <style:text-properties fo:color="#800000" style:font-name="FreeSans" fo:font-size="12pt" officeooo:paragraph-rsid="0019a030" style:font-size-asian="12pt" style:font-size-complex="12pt"/>
    </style:style>
    <style:style style:name="P3" style:family="paragraph" style:parent-style-name="Text_20_body">
      <style:text-properties fo:color="#800000" style:font-name="FreeSans" fo:font-size="12pt" officeooo:rsid="0019a030" officeooo:paragraph-rsid="0019a030" style:font-size-asian="12pt" style:font-size-complex="12pt"/>
    </style:style>
    <style:style style:name="P4" style:family="paragraph" style:parent-style-name="Text_20_body">
      <style:text-properties fo:color="#800000" style:font-name="FreeSans" fo:font-size="12pt" fo:font-weight="bold" officeooo:paragraph-rsid="0019a030" style:font-size-asian="12pt" style:font-size-complex="12pt"/>
    </style:style>
    <style:style style:name="P5" style:family="paragraph" style:parent-style-name="Text_20_body">
      <style:text-properties fo:color="#800000" style:font-name="FreeSans" fo:font-size="12pt" style:text-underline-style="solid" style:text-underline-width="auto" style:text-underline-color="font-color" officeooo:paragraph-rsid="0019a030" style:font-size-asian="12pt" style:font-size-complex="12pt"/>
    </style:style>
    <style:style style:name="P6" style:family="paragraph" style:parent-style-name="Preformatted_20_Text">
      <style:text-properties officeooo:paragraph-rsid="0019a030"/>
    </style:style>
    <style:style style:name="T1" style:family="text">
      <style:text-properties officeooo:rsid="0019a0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Zadatak 5.</text:p>
      <text:p text:style-name="P2">Klijent Bobi ima web aplikaciju za upoznavanje vegetarijanaca. Aplikacija se sastoji od ruby on rails koda i od frontenda u angularu. </text:p>
      <text:p text:style-name="P5">Od vas se očekuje:</text:p>
      <text:p text:style-name="P2">- da inicijalizirate git repozitorij, kreirajte nausmične fileove koji će predstavljati Ruby kod i kreirajte git submodule koji će biti frontend Angular kod</text:p>
      <text:p text:style-name="P2">- gore kreirani repozitorij pushajte na GitHub</text:p>
      <text:p text:style-name="P2">- predlozite nacin da se kod moze deployat na remote server</text:p>
      <text:p text:style-name="P2">- dokumentirate i obrazlozite svoje odluke te ih takodjer pushajte u GitHub repozitorij u README.md</text:p>
      <text:p text:style-name="P2"/>
      <text:p text:style-name="P2"/>
      <text:p text:style-name="P6"/>
      <text:p text:style-name="P1"><text:span text:style-name="T1">D</text:span>eploy <text:span text:style-name="T1">bi se mogao riješiti uz pomoć skripte </text:span>sa <text:span text:style-name="T1">secure copy.</text:span> </text:p>
      <text:p text:style-name="P1">scp -R vegetarijanci <text:a xlink:type="simple" xlink:href="mailto:user@213.157.83.21" text:style-name="Internet_20_link" text:visited-style-name="Visited_20_Internet_20_Link"><text:span text:style-name="T1">user</text:span></text:a><text:a xlink:type="simple" xlink:href="mailto:user@213.157.83.21" text:style-name="Internet_20_link" text:visited-style-name="Visited_20_Internet_20_Link">@213.157.83.21</text:a>:/<text:span text:style-name="T1">home/projects</text:span></text:p>
      <text:p text:style-name="P3">user – korisnik</text:p>
      <text:p text:style-name="P3">213.157.83.21 – IP adresa servera</text:p>
      <text:p text:style-name="P3">home/projects - direktorij u koji bi se kopirao cijeli sadržaj direktorija vegetarijanci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r" fo:country="H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1:59:36.358648853</meta:creation-date>
    <dc:date>2017-07-17T12:02:12.103111743</dc:date>
    <meta:editing-duration>PT2M36S</meta:editing-duration>
    <meta:editing-cycles>1</meta:editing-cycles>
    <meta:document-statistic meta:table-count="0" meta:image-count="0" meta:object-count="0" meta:page-count="1" meta:paragraph-count="12" meta:word-count="116" meta:character-count="774" meta:non-whitespace-character-count="665"/>
    <meta:generator>LibreOffice/5.1.4.2$Linux_X86_64 LibreOffice_project/10m0$Build-2</meta:generator>
  </office:meta>
</office:document-meta>
</file>